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-color="#99cc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9cm"/>
    </style:style>
    <style:style style:name="gr5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81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9" style:family="graphic" style:parent-style-name="standard">
      <style:graphic-properties draw:fill-color="#cccccc" draw:textarea-horizontal-align="center" draw:textarea-vertical-align="middle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fill-color="#99ccff" draw:textarea-horizontal-align="center" draw:textarea-vertical-align="middle"/>
    </style:style>
    <style:style style:name="gr12" style:family="graphic" style:parent-style-name="standard">
      <style:graphic-properties draw:fill-color="#99cc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52cm"/>
    </style:style>
    <style:style style:name="gr14" style:family="graphic" style:parent-style-name="objectwithoutfill">
      <style:graphic-properties draw:marker-end="Arrow" draw:marker-end-width="0.1cm" draw:fill="none" draw:textarea-horizontal-align="center" draw:textarea-vertical-align="middle"/>
    </style:style>
    <style:style style:name="gr15" style:family="graphic" style:parent-style-name="standard">
      <style:graphic-properties draw:stroke="none" draw:fill="none" fo:min-height="1.011cm"/>
    </style:style>
    <style:style style:name="gr16" style:family="graphic" style:parent-style-name="standard">
      <style:graphic-properties draw:fill-color="#cccccc" draw:textarea-vertical-align="middle"/>
    </style:style>
    <style:style style:name="gr17" style:family="graphic" style:parent-style-name="standard">
      <style:graphic-properties draw:marker-end="Arrow" draw:fill-color="#99ccff" draw:textarea-horizontal-align="center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20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text-properties fo:font-size="25pt" style:font-size-asian="25pt" style:font-size-complex="25pt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.9cm" svg:height="3.4cm" svg:x="4.4cm" svg:y="17cm">
          <draw:glue-point draw:id="4" svg:x="0.362cm" svg:y="0.294cm"/>
          <draw:glue-point draw:id="5" svg:x="0.507cm" svg:y="-1.176cm"/>
          <text:p/>
        </draw:rect>
        <draw:g>
          <draw:rect draw:style-name="gr2" draw:text-style-name="P2" draw:layer="layout" svg:width="4.264cm" svg:height="4.032cm" svg:x="12.194cm" svg:y="16.3cm">
            <text:p/>
          </draw:rect>
          <draw:rect draw:style-name="gr3" draw:text-style-name="P2" draw:layer="layout" svg:width="1.312cm" svg:height="0.672cm" svg:x="12.522cm" svg:y="16.636cm" draw:corner-radius="0.5cm">
            <text:p/>
          </draw:rect>
          <draw:frame draw:style-name="gr4" draw:text-style-name="P3" draw:layer="layout" svg:width="2.952cm" svg:height="0.84cm" svg:x="13.834cm" svg:y="16.636cm">
            <draw:text-box>
              <text:p><text:span text:style-name="T1">Signal name</text:span></text:p>
            </draw:text-box>
          </draw:frame>
          <draw:custom-shape draw:style-name="gr5" draw:text-style-name="P2" draw:layer="layout" svg:width="1.312cm" svg:height="0.672cm" svg:x="12.522cm" svg:y="17.6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952cm" svg:height="0.931cm" svg:x="13.834cm" svg:y="17.644cm">
            <draw:text-box>
              <text:p><text:span text:style-name="T1">Signal processing block</text:span></text:p>
            </draw:text-box>
          </draw:frame>
          <draw:connector draw:style-name="gr7" draw:text-style-name="P2" draw:layer="layout" svg:x1="12.508cm" svg:y1="18.988cm" svg:x2="13.834cm" svg:y2="18.988cm" svg:d="m12508 18988h1326">
            <text:p/>
          </draw:connector>
          <draw:frame draw:style-name="gr4" draw:text-style-name="P3" draw:layer="layout" svg:width="2.952cm" svg:height="0.84cm" svg:x="13.834cm" svg:y="18.652cm">
            <draw:text-box>
              <text:p><text:span text:style-name="T1">Audio signal</text:span></text:p>
            </draw:text-box>
          </draw:frame>
          <draw:connector draw:style-name="gr8" draw:text-style-name="P2" draw:layer="layout" svg:x1="12.522cm" svg:y1="19.996cm" svg:x2="13.848cm" svg:y2="19.996cm" svg:d="m12522 19996h1326">
            <text:p/>
          </draw:connector>
          <draw:frame draw:style-name="gr4" draw:text-style-name="P3" draw:layer="layout" svg:width="2.952cm" svg:height="0.84cm" svg:x="13.848cm" svg:y="19.66cm">
            <draw:text-box>
              <text:p><text:span text:style-name="T1">Settings/control</text:span></text:p>
            </draw:text-box>
          </draw:frame>
        </draw:g>
        <draw:rect draw:style-name="gr9" draw:text-style-name="P1" xml:id="id2" draw:id="id2" draw:layer="layout" svg:width="2.3cm" svg:height="2.1cm" svg:x="5.2cm" svg:y="18cm">
          <draw:glue-point draw:id="4" svg:x="-2.391cm" svg:y="-2.619cm"/>
          <draw:glue-point draw:id="5" svg:x="1.086cm" svg:y="-2.619cm"/>
          <draw:glue-point draw:id="6" svg:x="2.391cm" svg:y="-0.238cm"/>
          <draw:glue-point draw:id="7" svg:x="2.826cm" svg:y="1.666cm"/>
          <draw:glue-point draw:id="8" svg:x="1.086cm" svg:y="1.666cm"/>
          <text:p/>
        </draw:rect>
        <draw:rect draw:style-name="gr9" draw:text-style-name="P1" xml:id="id1" draw:id="id1" draw:layer="layout" svg:width="1.2cm" svg:height="1.2cm" svg:x="9.2cm" svg:y="18cm">
          <draw:glue-point draw:id="4" svg:x="2.5cm" svg:y="-0.833cm"/>
          <draw:glue-point draw:id="5" svg:x="2.5cm" svg:y="3.333cm"/>
          <draw:glue-point draw:id="6" svg:x="-0.833cm" svg:y="3.333cm"/>
          <text:p/>
        </draw:rect>
        <draw:connector draw:style-name="gr10" draw:text-style-name="P1" draw:layer="layout" draw:type="line" svg:x1="10.1cm" svg:y1="18.501cm" svg:x2="10.1cm" svg:y2="18.999cm" draw:start-shape="id1" draw:start-glue-point="4" draw:end-shape="id1" draw:end-glue-point="5" svg:d="m10100 18501v498">
          <text:p/>
        </draw:connector>
        <draw:connector draw:style-name="gr10" draw:text-style-name="P1" draw:layer="layout" draw:type="line" svg:x1="6.899cm" svg:y1="19.001cm" svg:x2="6.899cm" svg:y2="19.4cm" draw:start-shape="id2" draw:start-glue-point="6" draw:end-shape="id3" draw:end-glue-point="27" svg:d="m6899 19001v399">
          <text:p/>
        </draw:connector>
        <draw:connector draw:style-name="gr10" draw:text-style-name="P1" draw:layer="layout" draw:type="line" svg:x1="6.599cm" svg:y1="18.501cm" svg:x2="6.601cm" svg:y2="19.4cm" draw:start-shape="id2" draw:start-glue-point="5" draw:end-shape="id3" draw:end-glue-point="26" svg:d="m6599 18501 2 899">
          <text:p/>
        </draw:connector>
        <draw:line draw:style-name="gr10" draw:text-style-name="P1" draw:layer="layout" svg:x1="10.1cm" svg:y1="19cm" svg:x2="9.8cm" svg:y2="18.8cm">
          <text:p/>
        </draw:line>
        <draw:rect draw:style-name="gr11" draw:text-style-name="P4" xml:id="id4" draw:id="id4" draw:layer="layout" svg:width="1.1cm" svg:height="0.6cm" svg:x="5.3cm" svg:y="18.2cm" draw:corner-radius="0.5cm">
          <draw:glue-point draw:id="4" svg:x="-5cm" svg:y="3.333cm"/>
          <draw:glue-point draw:id="5" svg:x="-5cm" svg:y="-2.777cm"/>
          <text:p text:style-name="P1"><text:span text:style-name="T2">CLT</text:span></text:p>
        </draw:rect>
        <draw:rect draw:style-name="gr12" draw:text-style-name="P4" xml:id="id3" draw:id="id3" draw:layer="layout" svg:width="1.3cm" svg:height="0.5cm" svg:x="6.1cm" svg:y="19.4cm">
          <draw:glue-point draw:id="4" svg:x="-4.98cm" svg:y="-0.377cm"/>
          <draw:glue-point draw:id="5" svg:x="-4.98cm" svg:y="-1.132cm"/>
          <draw:glue-point draw:id="6" svg:x="-4.98cm" svg:y="0.377cm"/>
          <draw:glue-point draw:id="7" svg:x="-4.98cm" svg:y="1.32cm"/>
          <draw:glue-point draw:id="8" svg:x="-4.98cm" svg:y="4.433cm"/>
          <draw:glue-point draw:id="9" svg:x="-4.98cm" svg:y="3.396cm"/>
          <draw:glue-point draw:id="10" svg:x="-4.98cm" svg:y="4.716cm"/>
          <draw:glue-point draw:id="11" svg:x="5cm" svg:y="-1.792cm"/>
          <draw:glue-point draw:id="12" svg:x="5cm" svg:y="0cm"/>
          <draw:glue-point draw:id="13" svg:x="5.003cm" svg:y="2.735cm"/>
          <draw:glue-point draw:id="14" svg:x="5.003cm" svg:y="4.811cm"/>
          <draw:glue-point draw:id="15" svg:x="5cm" svg:y="-3.207cm"/>
          <draw:glue-point draw:id="16" svg:x="5cm" svg:y="-2.452cm"/>
          <draw:glue-point draw:id="17" svg:x="5.003cm" svg:y="3.396cm"/>
          <draw:glue-point draw:id="18" svg:x="5.003cm" svg:y="4.056cm"/>
          <draw:glue-point draw:id="19" svg:x="-2.666cm" svg:y="5cm"/>
          <draw:glue-point draw:id="20" svg:x="2.333cm" svg:y="5cm"/>
          <draw:glue-point draw:id="21" svg:x="5.003cm" svg:y="2.075cm"/>
          <draw:glue-point draw:id="22" svg:x="5.003cm" svg:y="1.226cm"/>
          <draw:glue-point draw:id="23" svg:x="5.003cm" svg:y="-0.377cm"/>
          <draw:glue-point draw:id="24" svg:x="2.666cm" svg:y="-5cm"/>
          <draw:glue-point draw:id="25" svg:x="-4.98cm" svg:y="2.358cm"/>
          <draw:glue-point draw:id="26" svg:x="-1.153cm" svg:y="-5cm"/>
          <draw:glue-point draw:id="27" svg:x="1.153cm" svg:y="-5cm"/>
          <text:p text:style-name="P1"><text:span text:style-name="T2">Mixer</text:span></text:p>
        </draw:rect>
        <draw:frame draw:style-name="gr13" draw:text-style-name="P5" draw:layer="layout" svg:width="2.928cm" svg:height="1.102cm" svg:x="4.872cm" svg:y="17.432cm">
          <draw:text-box>
            <text:p><text:span text:style-name="T3">Base Station</text:span></text:p>
          </draw:text-box>
        </draw:frame>
        <draw:frame draw:style-name="gr13" draw:text-style-name="P5" draw:layer="layout" svg:width="2.832cm" svg:height="1.102cm" svg:x="8.968cm" svg:y="17.4cm">
          <draw:text-box>
            <text:p><text:span text:style-name="T3">Aircraft</text:span></text:p>
          </draw:text-box>
        </draw:frame>
        <draw:connector draw:style-name="gr14" draw:text-style-name="P1" draw:layer="layout" draw:type="line" svg:x1="6.4cm" svg:y1="18.5cm" svg:x2="8.299cm" svg:y2="18.501cm" draw:start-shape="id4" draw:start-glue-point="1" svg:d="m6400 18500 1899 1">
          <text:p/>
        </draw:connector>
        <draw:connector draw:style-name="gr14" draw:text-style-name="P1" draw:layer="layout" draw:type="line" svg:x1="9.701cm" svg:y1="18.999cm" svg:x2="8.199cm" svg:y2="18.999cm" draw:start-shape="id1" draw:start-glue-point="6" svg:d="m9701 18999h-1502">
          <text:p/>
        </draw:connector>
        <draw:connector draw:style-name="gr10" draw:text-style-name="P1" draw:layer="layout" draw:type="line" svg:x1="8.299cm" svg:y1="18.501cm" svg:x2="10.1cm" svg:y2="18.501cm" draw:end-shape="id1" draw:end-glue-point="4" svg:d="m8299 18501h1801">
          <text:p/>
        </draw:connector>
        <draw:connector draw:style-name="gr10" draw:text-style-name="P1" draw:layer="layout" draw:type="line" svg:x1="6.899cm" svg:y1="19.001cm" svg:x2="8.199cm" svg:y2="18.999cm" draw:start-shape="id2" draw:start-glue-point="6" svg:d="m6899 19001 1300-2">
          <text:p/>
        </draw:connector>
        <draw:frame draw:style-name="gr13" draw:text-style-name="P6" draw:layer="layout" svg:width="2.832cm" svg:height="1.102cm" svg:x="7.368cm" svg:y="18cm">
          <draw:text-box>
            <text:p><text:span text:style-name="T4">Aircraft cable</text:span></text:p>
          </draw:text-box>
        </draw:frame>
        <draw:frame draw:style-name="gr13" draw:text-style-name="P6" draw:layer="layout" svg:width="2.832cm" svg:height="1.102cm" svg:x="8.6cm" svg:y="19.2cm">
          <draw:text-box>
            <text:p><text:span text:style-name="T4">Pilot CLT-switch</text:span></text:p>
          </draw:text-box>
        </draw:frame>
        <draw:frame draw:style-name="gr13" draw:text-style-name="P6" draw:layer="layout" svg:width="2.832cm" svg:height="1.102cm" svg:x="5.168cm" svg:y="18.898cm">
          <draw:text-box>
            <text:p><text:span text:style-name="T4">CLT direct</text:span></text:p>
          </draw:text-box>
        </draw:frame>
        <draw:frame draw:style-name="gr15" draw:text-style-name="P7" draw:layer="layout" svg:width="0.748cm" svg:height="1.261cm" svg:x="4.255cm" svg:y="16.9cm">
          <draw:text-box>
            <text:p><text:span text:style-name="T5">*</text:span></text:p>
          </draw:text-box>
        </draw:frame>
        <draw:rect draw:style-name="gr16" draw:text-style-name="P1" xml:id="id9" draw:id="id9" draw:layer="layout" svg:width="10.9cm" svg:height="13.9cm" svg:x="5.094cm" svg:y="1cm">
          <text:p/>
        </draw:rect>
        <draw:rect draw:style-name="gr1" draw:text-style-name="P1" draw:layer="layout" svg:width="4.3cm" svg:height="4cm" svg:x="0.4cm" svg:y="1.3cm">
          <text:p/>
        </draw:rect>
        <draw:rect draw:style-name="gr1" draw:text-style-name="P1" draw:layer="layout" svg:width="4.3cm" svg:height="1.8cm" svg:x="0.4cm" svg:y="8.3cm">
          <text:p/>
        </draw:rect>
        <draw:rect draw:style-name="gr1" draw:text-style-name="P1" draw:layer="layout" svg:width="4.3cm" svg:height="4.1cm" svg:x="0.4cm" svg:y="10.4cm">
          <text:p/>
        </draw:rect>
        <draw:rect draw:style-name="gr1" draw:text-style-name="P1" draw:layer="layout" svg:width="4.306cm" svg:height="3.3cm" svg:x="16.394cm" svg:y="5.6cm">
          <text:p/>
        </draw:rect>
        <draw:rect draw:style-name="gr1" draw:text-style-name="P1" draw:layer="layout" svg:width="4.306cm" svg:height="4cm" svg:x="16.394cm" svg:y="1.3cm">
          <text:p/>
        </draw:rect>
        <draw:rect draw:style-name="gr1" draw:text-style-name="P1" draw:layer="layout" svg:width="4.3cm" svg:height="5.4cm" svg:x="16.4cm" svg:y="9.2cm">
          <text:p/>
        </draw:rect>
        <draw:rect draw:style-name="gr11" draw:text-style-name="P4" xml:id="id35" draw:id="id35" draw:layer="layout" svg:width="3.1cm" svg:height="0.6cm" svg:x="1.4cm" svg:y="11.9cm" draw:corner-radius="0.5cm">
          <text:p text:style-name="P1"><text:span text:style-name="T2">CLT 4-wire</text:span></text:p>
        </draw:rect>
        <draw:rect draw:style-name="gr11" draw:text-style-name="P4" xml:id="id34" draw:id="id34" draw:layer="layout" svg:width="3.1cm" svg:height="0.6cm" svg:x="1.4cm" svg:y="12.8cm" draw:corner-radius="0.5cm">
          <text:p text:style-name="P1"><text:span text:style-name="T2">CLT 2-wire</text:span></text:p>
        </draw:rect>
        <draw:rect draw:style-name="gr17" draw:text-style-name="P4" xml:id="id33" draw:id="id33" draw:layer="layout" svg:width="3.1cm" svg:height="0.6cm" svg:x="1.4cm" svg:y="13.7cm" draw:corner-radius="0.5cm">
          <text:p text:style-name="P1"><text:span text:style-name="T2">FTN/ATL 2-wire</text:span></text:p>
        </draw:rect>
        <draw:rect draw:style-name="gr17" draw:text-style-name="P4" xml:id="id15" draw:id="id15" draw:layer="layout" svg:width="1cm" svg:height="0.6cm" svg:x="5.8cm" svg:y="13.7cm">
          <text:p text:style-name="P1"><text:span text:style-name="T2">LEC</text:span></text:p>
        </draw:rect>
        <draw:rect draw:style-name="gr17" draw:text-style-name="P4" xml:id="id5" draw:id="id5" draw:layer="layout" svg:width="1cm" svg:height="0.6cm" svg:x="5.8cm" svg:y="12.8cm">
          <text:p text:style-name="P1"><text:span text:style-name="T2">LEC</text:span></text:p>
        </draw:rect>
        <draw:connector draw:style-name="gr7" draw:text-style-name="P1" draw:layer="layout" svg:x1="6.8cm" svg:y1="13.1cm" svg:x2="7.676cm" svg:y2="13.098cm" draw:start-shape="id5" draw:start-glue-point="1" draw:end-shape="id6" draw:end-glue-point="4" svg:d="m6800 13100h400v-2h476">
          <text:p/>
        </draw:connector>
        <draw:rect draw:style-name="gr17" draw:text-style-name="P4" xml:id="id11" draw:id="id11" draw:layer="layout" svg:width="3.3cm" svg:height="0.6cm" svg:x="6.2cm" svg:y="4.3cm">
          <draw:glue-point draw:id="4" svg:x="-2.575cm" svg:y="-5cm"/>
          <draw:glue-point draw:id="5" svg:x="2.575cm" svg:y="-5cm"/>
          <draw:glue-point draw:id="6" svg:x="-2.575cm" svg:y="5cm"/>
          <draw:glue-point draw:id="7" svg:x="2.575cm" svg:y="5cm"/>
          <text:p text:style-name="P1"><text:span text:style-name="T2">Noise Reduction</text:span></text:p>
        </draw:rect>
        <draw:connector draw:style-name="gr7" draw:text-style-name="P1" draw:layer="layout" svg:x1="4.1cm" svg:y1="4.7cm" svg:x2="7.199cm" svg:y2="8.592cm" draw:start-shape="id7" draw:start-glue-point="1" draw:end-shape="id8" draw:end-glue-point="3" svg:d="m4100 4700h1550v3892h1549">
          <text:p/>
        </draw:connector>
        <draw:rect draw:style-name="gr17" draw:text-style-name="P4" xml:id="id14" draw:id="id14" draw:layer="layout" svg:width="3.3cm" svg:height="0.6cm" svg:x="6.2cm" svg:y="6.9cm">
          <draw:glue-point draw:id="4" svg:x="-2.575cm" svg:y="-5cm"/>
          <draw:glue-point draw:id="5" svg:x="-2.575cm" svg:y="5cm"/>
          <draw:glue-point draw:id="6" svg:x="2.575cm" svg:y="-5cm"/>
          <draw:glue-point draw:id="7" svg:x="2.575cm" svg:y="5cm"/>
          <text:p text:style-name="P1"><text:span text:style-name="T2">VAD</text:span></text:p>
        </draw:rect>
        <draw:rect draw:style-name="gr17" draw:text-style-name="P4" xml:id="id13" draw:id="id13" draw:layer="layout" svg:width="3.3cm" svg:height="0.6cm" svg:x="6.2cm" svg:y="5.6cm">
          <draw:glue-point draw:id="4" svg:x="-2.575cm" svg:y="-5cm"/>
          <draw:glue-point draw:id="5" svg:x="2.575cm" svg:y="-5cm"/>
          <draw:glue-point draw:id="6" svg:x="2.575cm" svg:y="5cm"/>
          <draw:glue-point draw:id="7" svg:x="-2.575cm" svg:y="5cm"/>
          <text:p text:style-name="P1"><text:span text:style-name="T2">AGC</text:span></text:p>
        </draw:rect>
        <draw:rect draw:style-name="gr11" draw:text-style-name="P4" xml:id="id18" draw:id="id18" draw:layer="layout" svg:width="3.106cm" svg:height="0.6cm" svg:x="16.994cm" svg:y="6.2cm" draw:corner-radius="0.5cm">
          <text:p text:style-name="P1"><text:span text:style-name="T2">Wired to CLT</text:span></text:p>
        </draw:rect>
        <draw:rect draw:style-name="gr17" draw:text-style-name="P4" xml:id="id19" draw:id="id19" draw:layer="layout" svg:width="3.506cm" svg:height="0.6cm" svg:x="17cm" svg:y="7cm" draw:corner-radius="0.5cm">
          <text:p text:style-name="P1"><text:span text:style-name="T2">Wired to FTN/ATL</text:span></text:p>
        </draw:rect>
        <draw:rect draw:style-name="gr11" draw:text-style-name="P4" xml:id="id36" draw:id="id36" draw:layer="layout" svg:width="3.4cm" svg:height="1cm" svg:x="1.1cm" svg:y="8.9cm" draw:corner-radius="0.5cm">
          <text:p text:style-name="P1"><text:span text:style-name="T2">Radio from PT</text:span></text:p>
          <text:p text:style-name="P1"><text:span text:style-name="T2">(Technician 1-8)</text:span></text:p>
        </draw:rect>
        <draw:connector draw:style-name="gr18" draw:text-style-name="P1" draw:layer="layout" draw:type="line" svg:x1="10.544cm" svg:y1="1cm" svg:x2="10.544cm" svg:y2="1cm" draw:start-shape="id9" draw:end-shape="id9" svg:d="m10544 1000">
          <text:p/>
        </draw:connector>
        <draw:connector draw:style-name="gr18" draw:text-style-name="P1" draw:layer="layout" svg:x1="4.106cm" svg:y1="3.599cm" svg:x2="7.001cm" svg:y2="4.3cm" draw:start-shape="id10" draw:start-glue-point="1" draw:end-shape="id11" draw:end-glue-point="4" svg:d="m4106 3599h2895v701">
          <text:p/>
        </draw:connector>
        <draw:connector draw:style-name="gr18" draw:text-style-name="P1" draw:layer="layout" svg:x1="4.1cm" svg:y1="2.5cm" svg:x2="8.699cm" svg:y2="4.3cm" draw:start-shape="id12" draw:start-glue-point="1" draw:end-shape="id11" draw:end-glue-point="5" svg:d="m4100 2500h4599v1800">
          <text:p/>
        </draw:connector>
        <draw:connector draw:style-name="gr18" draw:text-style-name="P1" draw:layer="layout" draw:type="line" svg:x1="7.001cm" svg:y1="4.9cm" svg:x2="7.001cm" svg:y2="5.6cm" draw:start-shape="id11" draw:start-glue-point="6" draw:end-shape="id13" draw:end-glue-point="4" svg:d="m7001 4900v700">
          <text:p/>
        </draw:connector>
        <draw:connector draw:style-name="gr18" draw:text-style-name="P1" draw:layer="layout" draw:type="line" svg:x1="8.699cm" svg:y1="4.9cm" svg:x2="8.699cm" svg:y2="5.6cm" draw:start-shape="id11" draw:start-glue-point="7" draw:end-shape="id13" draw:end-glue-point="5" svg:d="m8699 4900v700">
          <text:p/>
        </draw:connector>
        <draw:connector draw:style-name="gr18" draw:text-style-name="P1" draw:layer="layout" draw:type="line" svg:x1="7.001cm" svg:y1="6.2cm" svg:x2="7.001cm" svg:y2="6.9cm" draw:start-shape="id13" draw:start-glue-point="7" draw:end-shape="id14" draw:end-glue-point="4" svg:d="m7001 6200v700">
          <text:p/>
        </draw:connector>
        <draw:connector draw:style-name="gr18" draw:text-style-name="P1" draw:layer="layout" draw:type="line" svg:x1="8.699cm" svg:y1="6.2cm" svg:x2="8.699cm" svg:y2="6.9cm" draw:start-shape="id13" draw:start-glue-point="6" draw:end-shape="id14" draw:end-glue-point="6" svg:d="m8699 6200v700">
          <text:p/>
        </draw:connector>
        <draw:rect draw:style-name="gr17" draw:text-style-name="P4" xml:id="id38" draw:id="id38" draw:layer="layout" svg:width="3cm" svg:height="0.6cm" svg:x="1.5cm" svg:y="11cm" draw:corner-radius="0.5cm">
          <text:p text:style-name="P1"><text:span text:style-name="T2">LMR</text:span></text:p>
        </draw:rect>
        <draw:rect draw:style-name="gr12" draw:text-style-name="P1" xml:id="id16" draw:id="id16" draw:layer="layout" svg:width="3cm" svg:height="10.6cm" svg:x="10.194cm" svg:y="3.7cm">
          <draw:glue-point draw:id="4" svg:x="-4.98cm" svg:y="-0.377cm"/>
          <draw:glue-point draw:id="5" svg:x="-4.98cm" svg:y="-1.132cm"/>
          <draw:glue-point draw:id="6" svg:x="-4.98cm" svg:y="0.377cm"/>
          <draw:glue-point draw:id="7" svg:x="-4.98cm" svg:y="1.32cm"/>
          <draw:glue-point draw:id="8" svg:x="-4.98cm" svg:y="4.433cm"/>
          <draw:glue-point draw:id="9" svg:x="-4.98cm" svg:y="3.396cm"/>
          <draw:glue-point draw:id="10" svg:x="-4.98cm" svg:y="4.716cm"/>
          <draw:glue-point draw:id="11" svg:x="5.003cm" svg:y="-1.603cm"/>
          <draw:glue-point draw:id="12" svg:x="5cm" svg:y="0cm"/>
          <draw:glue-point draw:id="13" svg:x="5.003cm" svg:y="2.735cm"/>
          <draw:glue-point draw:id="14" svg:x="5.003cm" svg:y="4.811cm"/>
          <draw:glue-point draw:id="15" svg:x="5cm" svg:y="-3.207cm"/>
          <draw:glue-point draw:id="16" svg:x="5.003cm" svg:y="-2.358cm"/>
          <draw:glue-point draw:id="17" svg:x="5.003cm" svg:y="3.396cm"/>
          <draw:glue-point draw:id="18" svg:x="5.003cm" svg:y="4.056cm"/>
          <draw:glue-point draw:id="19" svg:x="-2.666cm" svg:y="5cm"/>
          <draw:glue-point draw:id="20" svg:x="2.333cm" svg:y="5cm"/>
          <draw:glue-point draw:id="21" svg:x="5.003cm" svg:y="2.075cm"/>
          <draw:glue-point draw:id="22" svg:x="5.003cm" svg:y="1.226cm"/>
          <draw:glue-point draw:id="23" svg:x="5.003cm" svg:y="-0.754cm"/>
          <draw:glue-point draw:id="24" svg:x="2.666cm" svg:y="-5cm"/>
          <draw:glue-point draw:id="25" svg:x="-4.98cm" svg:y="2.169cm"/>
          <text:p text:style-name="P1">Mixer</text:p>
        </draw:rect>
        <draw:connector draw:style-name="gr18" draw:text-style-name="P1" draw:layer="layout" draw:type="line" svg:x1="6.8cm" svg:y1="14cm" svg:x2="10.2cm" svg:y2="13.998cm" draw:start-shape="id15" draw:start-glue-point="1" draw:end-shape="id16" draw:end-glue-point="10" svg:d="m6800 14000 3400-2">
          <text:p/>
        </draw:connector>
        <draw:connector draw:style-name="gr18" draw:text-style-name="P1" draw:layer="layout" draw:type="line" svg:x1="9cm" svg:y1="12.587cm" svg:x2="10.2cm" svg:y2="12.599cm" draw:start-shape="id6" draw:start-glue-point="1" draw:end-shape="id16" draw:end-glue-point="9" svg:d="m9000 12587 1200 12">
          <text:p/>
        </draw:connector>
        <draw:connector draw:style-name="gr18" draw:text-style-name="P1" draw:layer="layout" draw:type="line" svg:x1="8.7cm" svg:y1="8.6cm" svg:x2="10.2cm" svg:y2="8.601cm" draw:end-shape="id16" draw:end-glue-point="4" svg:d="m8700 8600 1500 1">
          <text:p/>
        </draw:connector>
        <draw:connector draw:style-name="gr18" draw:text-style-name="P1" draw:layer="layout" svg:x1="8.699cm" svg:y1="7.5cm" svg:x2="10.2cm" svg:y2="7.801cm" draw:start-shape="id14" draw:start-glue-point="7" draw:end-shape="id16" draw:end-glue-point="5" svg:d="m8699 7500v301h1501">
          <text:p/>
        </draw:connector>
        <draw:rect draw:style-name="gr11" draw:text-style-name="P4" xml:id="id17" draw:id="id17" draw:layer="layout" svg:width="3cm" svg:height="1.2cm" svg:x="6.3cm" svg:y="15.5cm" draw:corner-radius="0.5cm">
          <text:p text:style-name="P1"><text:span text:style-name="T2">Key clicks</text:span></text:p>
          <text:p text:style-name="P1"><text:span text:style-name="T2">MMI sounds</text:span></text:p>
        </draw:rect>
        <draw:rect draw:style-name="gr17" draw:text-style-name="P4" xml:id="id37" draw:id="id37" draw:layer="layout" svg:width="3cm" svg:height="0.6cm" svg:x="1.6cm" svg:y="15.8cm" draw:corner-radius="0.5cm">
          <text:p text:style-name="P1"><text:span text:style-name="T2">Settings</text:span></text:p>
        </draw:rect>
        <draw:connector draw:style-name="gr19" draw:text-style-name="P1" draw:layer="layout" draw:line-skew="0.3cm" svg:x1="7.8cm" svg:y1="15.5cm" svg:x2="10.895cm" svg:y2="14.3cm" draw:start-shape="id17" draw:start-glue-point="0" draw:end-shape="id16" draw:end-glue-point="19" svg:d="m7800 15500v-300h3095v-900">
          <text:p/>
        </draw:connector>
        <draw:frame draw:style-name="gr13" draw:text-style-name="P8" draw:layer="layout" svg:width="4.032cm" svg:height="1.102cm" svg:x="8.668cm" svg:y="1.198cm">
          <draw:text-box>
            <text:p text:style-name="P1"><text:span text:style-name="T3">Base Station</text:span></text:p>
          </draw:text-box>
        </draw:frame>
        <draw:rect draw:style-name="gr11" draw:text-style-name="P8" xml:id="id22" draw:id="id22" draw:layer="layout" svg:width="1.6cm" svg:height="0.6cm" svg:x="13.994cm" svg:y="5.3cm">
          <draw:glue-point draw:id="4" svg:x="-5cm" svg:y="-4.09cm"/>
          <draw:glue-point draw:id="5" svg:x="5cm" svg:y="-4.09cm"/>
          <draw:glue-point draw:id="6" svg:x="-5cm" svg:y="4.09cm"/>
          <draw:glue-point draw:id="7" svg:x="5cm" svg:y="4.09cm"/>
          <draw:glue-point draw:id="8" svg:x="-2.5cm" svg:y="-5cm"/>
          <draw:glue-point draw:id="9" svg:x="2.5cm" svg:y="-5cm"/>
          <text:p text:style-name="P1"><text:span text:style-name="T3">Volume</text:span></text:p>
        </draw:rect>
        <draw:connector draw:style-name="gr18" draw:text-style-name="P1" draw:layer="layout" draw:type="line" svg:x1="13.194cm" svg:y1="6.501cm" svg:x2="16.994cm" svg:y2="6.5cm" draw:start-shape="id16" draw:start-glue-point="16" draw:end-shape="id18" draw:end-glue-point="3" svg:d="m13194 6501 3800-1">
          <text:p/>
        </draw:connector>
        <draw:connector draw:style-name="gr18" draw:text-style-name="P1" draw:layer="layout" draw:type="line" svg:x1="13.194cm" svg:y1="7.301cm" svg:x2="17cm" svg:y2="7.3cm" draw:start-shape="id16" draw:start-glue-point="11" draw:end-shape="id19" svg:d="m13194 7301 3806-1">
          <text:p/>
        </draw:connector>
        <draw:connector draw:style-name="gr18" draw:text-style-name="P1" draw:layer="layout" draw:type="line" svg:x1="13.194cm" svg:y1="12.599cm" svg:x2="17.022cm" svg:y2="12.592cm" draw:start-shape="id16" draw:start-glue-point="17" draw:end-shape="id20" svg:d="m13194 12599 3828-7">
          <text:p/>
        </draw:connector>
        <draw:connector draw:style-name="gr20" draw:text-style-name="P1" draw:layer="layout" draw:type="line" svg:x1="13.194cm" svg:y1="14.099cm" svg:x2="17cm" svg:y2="14.1cm" draw:start-shape="id16" draw:start-glue-point="14" draw:end-shape="id21" draw:end-glue-point="3" svg:d="m13194 14099 3806 1">
          <text:p/>
        </draw:connector>
        <draw:connector draw:style-name="gr18" draw:text-style-name="P1" draw:layer="layout" draw:type="line" svg:x1="13.194cm" svg:y1="5.601cm" svg:x2="13.994cm" svg:y2="5.6cm" draw:start-shape="id16" draw:start-glue-point="15" draw:end-shape="id22" draw:end-glue-point="3" svg:d="m13194 5601 800-1">
          <text:p/>
        </draw:connector>
        <draw:rect draw:style-name="gr11" draw:text-style-name="P4" xml:id="id32" draw:id="id32" draw:layer="layout" svg:width="3cm" svg:height="1cm" svg:x="16.994cm" svg:y="4.2cm" draw:corner-radius="0.5cm">
          <text:p text:style-name="P1"><text:span text:style-name="T2">Aircraft cable</text:span><text:span text:style-name="T2"><text:line-break/></text:span><text:span text:style-name="T2">(pilot mono)</text:span></text:p>
        </draw:rect>
        <draw:rect draw:style-name="gr11" draw:text-style-name="P4" xml:id="id30" draw:id="id30" draw:layer="layout" svg:width="3.6cm" svg:height="1cm" svg:x="17cm" svg:y="2cm" draw:corner-radius="0.5cm">
          <text:p text:style-name="P1"><text:span text:style-name="T2">LCS headset</text:span></text:p>
          <text:p text:style-name="P1"><text:span text:style-name="T2">(technician mono)</text:span></text:p>
        </draw:rect>
        <draw:rect draw:style-name="gr17" draw:text-style-name="P4" xml:id="id31" draw:id="id31" draw:layer="layout" svg:width="3cm" svg:height="1.002cm" svg:x="17cm" svg:y="3.098cm" draw:corner-radius="0.5cm">
          <text:p text:style-name="P1"><text:span text:style-name="T2">LCS headset</text:span><text:span text:style-name="T2"><text:line-break/></text:span><text:span text:style-name="T2">(pilot mono)</text:span></text:p>
        </draw:rect>
        <draw:connector draw:style-name="gr7" draw:text-style-name="P1" draw:layer="layout" draw:line-skew="-0.351cm" svg:x1="7.001cm" svg:y1="7.5cm" svg:x2="8cm" svg:y2="8.3cm" draw:start-shape="id14" draw:start-glue-point="5" svg:d="m7001 7500v300h999v500">
          <text:p/>
        </draw:connector>
        <draw:rect draw:style-name="gr11" draw:text-style-name="P4" xml:id="id23" draw:id="id23" draw:layer="layout" svg:width="3.1cm" svg:height="0.585cm" svg:x="17.022cm" svg:y="13cm" draw:corner-radius="0.5cm">
          <text:p text:style-name="P1"><text:span text:style-name="T2">LMR</text:span></text:p>
        </draw:rect>
        <draw:rect draw:style-name="gr11" draw:text-style-name="P4" xml:id="id24" draw:id="id24" draw:layer="layout" svg:width="3.1cm" svg:height="0.585cm" svg:x="17.022cm" svg:y="11.6cm" draw:corner-radius="0.5cm">
          <text:p text:style-name="P1"><text:span text:style-name="T2">CLT</text:span></text:p>
        </draw:rect>
        <draw:rect draw:style-name="gr11" draw:text-style-name="P4" xml:id="id20" draw:id="id20" draw:layer="layout" svg:width="3.1cm" svg:height="0.585cm" svg:x="17.022cm" svg:y="12.3cm" draw:corner-radius="0.5cm">
          <text:p text:style-name="P1"><text:span text:style-name="T2">FTN/ATL</text:span></text:p>
        </draw:rect>
        <draw:rect draw:style-name="gr11" draw:text-style-name="P4" xml:id="id26" draw:id="id26" draw:layer="layout" svg:width="3.6cm" svg:height="1cm" svg:x="17cm" svg:y="9.8cm" draw:corner-radius="0.5cm">
          <text:p text:style-name="P1"><text:span text:style-name="T2">LCS headset</text:span></text:p>
          <text:p text:style-name="P1"><text:span text:style-name="T2">(technician mono)</text:span></text:p>
        </draw:rect>
        <draw:frame draw:style-name="gr13" draw:text-style-name="P5" draw:layer="layout" svg:width="2.832cm" svg:height="1.102cm" svg:x="16.4cm" svg:y="9.098cm">
          <draw:text-box>
            <text:p><text:span text:style-name="T3">Radio to PT</text:span></text:p>
          </draw:text-box>
        </draw:frame>
        <draw:rect draw:style-name="gr11" draw:text-style-name="P4" xml:id="id25" draw:id="id25" draw:layer="layout" svg:width="3.1cm" svg:height="0.585cm" svg:x="17.022cm" svg:y="10.9cm" draw:corner-radius="0.5cm">
          <text:p text:style-name="P1"><text:span text:style-name="T2">Pilot</text:span></text:p>
        </draw:rect>
        <draw:rect draw:style-name="gr11" draw:text-style-name="P4" xml:id="id21" draw:id="id21" draw:layer="layout" svg:width="3.1cm" svg:height="0.6cm" svg:x="17cm" svg:y="13.8cm" draw:corner-radius="0.5cm">
          <text:p text:style-name="P1"><text:span text:style-name="T2">Settings</text:span></text:p>
        </draw:rect>
        <draw:connector draw:style-name="gr7" draw:text-style-name="P1" draw:layer="layout" draw:type="line" svg:x1="13.194cm" svg:y1="13.299cm" svg:x2="17.022cm" svg:y2="13.292cm" draw:start-shape="id16" draw:start-glue-point="18" draw:end-shape="id23" draw:end-glue-point="3" svg:d="m13194 13299 3828-7">
          <text:p/>
        </draw:connector>
        <draw:connector draw:style-name="gr7" draw:text-style-name="P1" draw:layer="layout" draw:type="line" svg:x1="13.194cm" svg:y1="11.899cm" svg:x2="17.022cm" svg:y2="11.892cm" draw:start-shape="id16" draw:start-glue-point="13" draw:end-shape="id24" draw:end-glue-point="3" svg:d="m13194 11899 3828-7">
          <text:p/>
        </draw:connector>
        <draw:connector draw:style-name="gr7" draw:text-style-name="P1" draw:layer="layout" draw:type="line" svg:x1="13.194cm" svg:y1="11.199cm" svg:x2="17.022cm" svg:y2="11.192cm" draw:start-shape="id16" draw:start-glue-point="21" draw:end-shape="id25" svg:d="m13194 11199 3828-7">
          <text:p/>
        </draw:connector>
        <draw:connector draw:style-name="gr7" draw:text-style-name="P1" draw:layer="layout" draw:type="line" svg:x1="13.194cm" svg:y1="10.299cm" svg:x2="17cm" svg:y2="10.3cm" draw:start-shape="id16" draw:start-glue-point="22" draw:end-shape="id26" svg:d="m13194 10299 3806 1">
          <text:p/>
        </draw:connector>
        <draw:frame draw:style-name="gr13" draw:text-style-name="P5" draw:layer="layout" svg:width="4.106cm" svg:height="1.102cm" svg:x="16.394cm" svg:y="1.298cm">
          <draw:text-box>
            <text:p><text:span text:style-name="T3">Analog connection</text:span></text:p>
          </draw:text-box>
        </draw:frame>
        <draw:frame draw:style-name="gr13" draw:text-style-name="P5" draw:layer="layout" svg:width="2.832cm" svg:height="1.102cm" svg:x="16.3cm" svg:y="5.498cm">
          <draw:text-box>
            <text:p><text:span text:style-name="T3">Line out</text:span></text:p>
          </draw:text-box>
        </draw:frame>
        <draw:rect draw:style-name="gr11" draw:text-style-name="P4" xml:id="id28" draw:id="id28" draw:layer="layout" svg:width="3.1cm" svg:height="0.6cm" svg:x="17cm" svg:y="7.9cm" draw:corner-radius="0.5cm">
          <text:p text:style-name="P1"><text:span text:style-name="T2">Wired to LMR</text:span></text:p>
        </draw:rect>
        <draw:connector draw:style-name="gr7" draw:text-style-name="P1" draw:layer="layout" draw:type="line" svg:x1="15.3cm" svg:y1="8.2cm" svg:x2="17cm" svg:y2="8.2cm" draw:start-shape="id27" draw:start-glue-point="1" draw:end-shape="id28" svg:d="m15300 8200h1700">
          <text:p/>
        </draw:connector>
        <draw:rect draw:style-name="gr11" draw:text-style-name="P8" xml:id="id29" draw:id="id29" draw:layer="layout" svg:width="1.6cm" svg:height="0.6cm" svg:x="13.873cm" svg:y="2.193cm">
          <draw:glue-point draw:id="4" svg:x="-5cm" svg:y="-4.09cm"/>
          <draw:glue-point draw:id="5" svg:x="5cm" svg:y="-4.09cm"/>
          <draw:glue-point draw:id="6" svg:x="-5cm" svg:y="4.09cm"/>
          <draw:glue-point draw:id="7" svg:x="5cm" svg:y="4.09cm"/>
          <draw:glue-point draw:id="8" svg:x="-2.5cm" svg:y="-5cm"/>
          <draw:glue-point draw:id="9" svg:x="2.5cm" svg:y="-5cm"/>
          <text:p text:style-name="P1"><text:span text:style-name="T3">Volume</text:span></text:p>
        </draw:rect>
        <draw:connector draw:style-name="gr7" draw:text-style-name="P1" draw:layer="layout" svg:x1="12.493cm" svg:y1="3.7cm" svg:x2="13.873cm" svg:y2="2.493cm" draw:start-shape="id16" draw:start-glue-point="24" draw:end-shape="id29" svg:d="m12493 3700v-1207h1380">
          <text:p/>
        </draw:connector>
        <draw:connector draw:style-name="gr7" draw:text-style-name="P1" draw:layer="layout" draw:type="line" svg:x1="15.473cm" svg:y1="2.493cm" svg:x2="17cm" svg:y2="2.5cm" draw:start-shape="id29" draw:start-glue-point="1" draw:end-shape="id30" draw:end-glue-point="3" svg:d="m15473 2493 1527 7">
          <text:p/>
        </draw:connector>
        <draw:connector draw:style-name="gr7" draw:text-style-name="P1" draw:layer="layout" svg:x1="14.794cm" svg:y1="5.3cm" svg:x2="17cm" svg:y2="3.599cm" draw:start-shape="id22" draw:start-glue-point="0" draw:end-shape="id31" draw:end-glue-point="3" svg:d="m14794 5300v-1701h2206">
          <text:p/>
        </draw:connector>
        <draw:connector draw:style-name="gr7" draw:text-style-name="P1" draw:layer="layout" svg:x1="14.794cm" svg:y1="5.3cm" svg:x2="16.994cm" svg:y2="4.7cm" draw:start-shape="id22" draw:start-glue-point="0" draw:end-shape="id32" draw:end-glue-point="3" svg:d="m14794 5300v-600h2200">
          <text:p/>
        </draw:connector>
        <draw:connector draw:style-name="gr7" draw:text-style-name="P1" draw:layer="layout" draw:type="line" svg:x1="4.5cm" svg:y1="14cm" svg:x2="5.8cm" svg:y2="14cm" draw:start-shape="id33" draw:start-glue-point="1" draw:end-shape="id15" draw:end-glue-point="3" svg:d="m4500 14000h1300">
          <text:p/>
        </draw:connector>
        <draw:connector draw:style-name="gr7" draw:text-style-name="P1" draw:layer="layout" draw:type="line" svg:x1="4.5cm" svg:y1="13.1cm" svg:x2="5.8cm" svg:y2="13.1cm" draw:start-shape="id34" draw:start-glue-point="1" draw:end-shape="id5" draw:end-glue-point="3" svg:d="m4500 13100h1300">
          <text:p/>
        </draw:connector>
        <draw:connector draw:style-name="gr7" draw:text-style-name="P1" draw:layer="layout" draw:type="line" svg:x1="4.5cm" svg:y1="12.2cm" svg:x2="7.6cm" svg:y2="12.191cm" draw:start-shape="id35" draw:start-glue-point="1" draw:end-shape="id6" draw:end-glue-point="5" svg:d="m4500 12200 3100-9">
          <text:p/>
        </draw:connector>
        <draw:connector draw:style-name="gr7" draw:text-style-name="P1" draw:layer="layout" draw:type="line" svg:x1="4.5cm" svg:y1="9.4cm" svg:x2="10.2cm" svg:y2="9.399cm" draw:start-shape="id36" draw:start-glue-point="1" draw:end-shape="id16" draw:end-glue-point="6" svg:d="m4500 9400 5700-1">
          <text:p/>
        </draw:connector>
        <draw:frame draw:style-name="gr13" draw:text-style-name="P5" draw:layer="layout" svg:width="2.832cm" svg:height="1.102cm" svg:x="0.368cm" svg:y="10.3cm">
          <draw:text-box>
            <text:p><text:span text:style-name="T3">Line in</text:span></text:p>
          </draw:text-box>
        </draw:frame>
        <draw:frame draw:style-name="gr13" draw:text-style-name="P5" draw:layer="layout" svg:width="2.832cm" svg:height="1.102cm" svg:x="0.368cm" svg:y="8.198cm">
          <draw:text-box>
            <text:p><text:span text:style-name="T3">Radio</text:span></text:p>
          </draw:text-box>
        </draw:frame>
        <draw:connector draw:style-name="gr8" draw:text-style-name="P1" draw:layer="layout" draw:type="line" svg:x1="4.6cm" svg:y1="16.1cm" svg:x2="6.3cm" svg:y2="16.1cm" draw:start-shape="id37" draw:start-glue-point="1" draw:end-shape="id17" draw:end-glue-point="3" svg:d="m4600 16100h1700">
          <text:p/>
        </draw:connector>
        <draw:rect draw:style-name="gr11" draw:text-style-name="P4" xml:id="id7" draw:id="id7" draw:layer="layout" svg:width="3.6cm" svg:height="1cm" svg:x="0.5cm" svg:y="4.2cm" draw:corner-radius="0.5cm">
          <text:p text:style-name="P1"><text:span text:style-name="T2">Aircraft cable</text:span><text:span text:style-name="T2"><text:line-break/></text:span><text:span text:style-name="T2">(pilot microphone)</text:span></text:p>
        </draw:rect>
        <draw:rect draw:style-name="gr11" draw:text-style-name="P4" xml:id="id12" draw:id="id12" draw:layer="layout" svg:width="3.6cm" svg:height="1cm" svg:x="0.5cm" svg:y="2cm" draw:corner-radius="0.5cm">
          <text:p text:style-name="P1"><text:span text:style-name="T2">LCS headset</text:span></text:p>
          <text:p text:style-name="P1"><text:span text:style-name="T2">(tech microphone)</text:span></text:p>
        </draw:rect>
        <draw:rect draw:style-name="gr17" draw:text-style-name="P4" xml:id="id10" draw:id="id10" draw:layer="layout" svg:width="3.606cm" svg:height="1.002cm" svg:x="0.5cm" svg:y="3.098cm" draw:corner-radius="0.5cm">
          <text:p text:style-name="P1"><text:span text:style-name="T2">LCS headset</text:span><text:span text:style-name="T2"><text:line-break/></text:span><text:span text:style-name="T2">(pilot microphone)</text:span></text:p>
        </draw:rect>
        <draw:frame draw:style-name="gr13" draw:text-style-name="P5" draw:layer="layout" svg:width="4.106cm" svg:height="1.102cm" svg:x="0.5cm" svg:y="1.298cm">
          <draw:text-box>
            <text:p><text:span text:style-name="T3">Analog connection</text:span></text:p>
          </draw:text-box>
        </draw:frame>
        <draw:rect draw:style-name="gr11" draw:text-style-name="P4" xml:id="id8" draw:id="id8" draw:layer="layout" svg:width="1.5cm" svg:height="0.585cm" svg:x="7.199cm" svg:y="8.3cm" draw:corner-radius="0.5cm">
          <text:p text:style-name="P1"><text:span text:style-name="T2">Pilot</text:span></text:p>
        </draw:rect>
        <draw:rect draw:style-name="gr17" draw:text-style-name="P4" xml:id="id39" draw:id="id39" draw:layer="layout" svg:width="1cm" svg:height="0.6cm" svg:x="5.8cm" svg:y="11cm">
          <text:p text:style-name="P1"><text:span text:style-name="T2">AGC</text:span></text:p>
        </draw:rect>
        <draw:connector draw:style-name="gr7" draw:text-style-name="P1" draw:layer="layout" draw:type="line" svg:x1="4.5cm" svg:y1="11.3cm" svg:x2="5.8cm" svg:y2="11.3cm" draw:start-shape="id38" draw:start-glue-point="1" draw:end-shape="id39" svg:d="m4500 11300h1300">
          <text:p/>
        </draw:connector>
        <draw:rect draw:style-name="gr17" draw:text-style-name="P4" xml:id="id27" draw:id="id27" draw:layer="layout" svg:width="1cm" svg:height="0.6cm" svg:x="14.3cm" svg:y="7.9cm">
          <text:p text:style-name="P1"><text:span text:style-name="T2">VAD</text:span></text:p>
        </draw:rect>
        <draw:connector draw:style-name="gr7" draw:text-style-name="P1" draw:layer="layout" draw:type="line" svg:x1="6.8cm" svg:y1="11.3cm" svg:x2="10.2cm" svg:y2="11.299cm" draw:start-shape="id39" draw:start-glue-point="1" draw:end-shape="id16" draw:end-glue-point="25" svg:d="m6800 11300 3400-1">
          <text:p/>
        </draw:connector>
        <draw:rect draw:style-name="gr11" draw:text-style-name="P4" xml:id="id6" draw:id="id6" draw:layer="layout" svg:width="1.4cm" svg:height="1.426cm" svg:x="7.6cm" svg:y="11.874cm" draw:corner-radius="0.5cm">
          <draw:glue-point draw:id="4" svg:x="-4.464cm" svg:y="3.59cm"/>
          <draw:glue-point draw:id="5" svg:x="-5cm" svg:y="-2.777cm"/>
          <text:p text:style-name="P1"><text:span text:style-name="T2">CLT*</text:span></text:p>
        </draw:rect>
        <draw:rect draw:style-name="gr17" draw:text-style-name="P4" xml:id="id40" draw:id="id40" draw:layer="layout" svg:width="1.4cm" svg:height="0.6cm" svg:x="7.5cm" svg:y="10.1cm">
          <text:p text:style-name="P1"><text:span text:style-name="T2">DTMF</text:span></text:p>
        </draw:rect>
        <draw:connector draw:style-name="gr18" draw:text-style-name="P1" draw:layer="layout" draw:type="line" svg:x1="8.9cm" svg:y1="10.4cm" svg:x2="10.2cm" svg:y2="10.399cm" draw:start-shape="id40" draw:start-glue-point="1" draw:end-shape="id16" draw:end-glue-point="7" svg:d="m8900 10400 1300-1">
          <text:p/>
        </draw:connector>
        <draw:connector draw:style-name="gr7" draw:text-style-name="P1" draw:layer="layout" svg:x1="13.194cm" svg:y1="8.201cm" svg:x2="14.3cm" svg:y2="8.2cm" draw:start-shape="id16" draw:start-glue-point="23" draw:end-shape="id27" draw:end-glue-point="3" svg:d="m13194 8201h553v-1h5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8T09:38:41.92</meta:creation-date>
    <dc:date>2013-09-17T08:46:49.09</dc:date>
    <meta:editing-duration>PT6H31M1S</meta:editing-duration>
    <meta:editing-cycles>4</meta:editing-cycles>
    <meta:generator>OpenOffice.org/3.4.1$Win32 OpenOffice.org_project/341m1$Build-9593</meta:generator>
    <meta:document-statistic meta:object-count="116"/>
  </office:meta>
</office:document-meta>
</file>